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55c" officeooo:paragraph-rsid="001415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great te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6T16:54:50.397822173</meta:creation-date>
    <meta:editing-cycles>1</meta:editing-cycles>
    <meta:editing-duration>P0D</meta:editing-duration>
    <dc:description>What can I say</dc:description>
    <meta:keyword>Chicken Egg</meta:keyword>
    <dc:subject>About something</dc:subject>
    <dc:title>Document title</dc:title>
    <meta:generator>LibreOffice/7.1.5.2$Linux_X86_64 LibreOffice_project/10$Build-2</meta:generator>
    <meta:document-statistic meta:table-count="0" meta:image-count="0" meta:object-count="0" meta:page-count="1" meta:paragraph-count="1" meta:word-count="4" meta:character-count="18" meta:non-whitespace-character-count="15"/>
    <meta:user-defined meta:name="Checked by">Checker</meta:user-defined>
    <meta:user-defined meta:name="Client">Client</meta:user-defined>
    <meta:user-defined meta:name="Custom prop">Some value</meta:user-defined>
    <meta:user-defined meta:name="Date completed" meta:value-type="date">2021-08-26</meta:user-defined>
    <meta:user-defined meta:name="Department" meta:value-type="string">Dept.</meta:user-defined>
    <meta:user-defined meta:name="Destinations" meta:value-type="string">Dest.</meta:user-defined>
    <meta:user-defined meta:name="Disposition" meta:value-type="string">Disposition</meta:user-defined>
    <meta:user-defined meta:name="Division" meta:value-type="string">Division</meta:user-defined>
    <meta:user-defined meta:name="Document number" meta:value-type="string">23</meta:user-defined>
    <meta:user-defined meta:name="Editor" meta:value-type="string">Editor</meta:user-defined>
    <meta:user-defined meta:name="Email" meta:value-type="string">Email</meta:user-defined>
    <meta:user-defined meta:name="Forward to" meta:value-type="string">Forwarded</meta:user-defined>
    <meta:user-defined meta:name="Group" meta:value-type="string">Group</meta:user-defined>
    <meta:user-defined meta:name="Info" meta:value-type="string">Info</meta:user-defined>
    <meta:user-defined meta:name="Language" meta:value-type="string">en-US</meta:user-defined>
    <meta:user-defined meta:name="Mailstop" meta:value-type="string">Mailstop</meta:user-defined>
    <meta:user-defined meta:name="Matter" meta:value-type="string">Matter</meta:user-defined>
    <meta:user-defined meta:name="Office" meta:value-type="string">Office</meta:user-defined>
    <meta:user-defined meta:name="Owner" meta:value-type="string">Owner</meta:user-defined>
    <meta:user-defined meta:name="Project" meta:value-type="string">PLOOI</meta:user-defined>
    <meta:user-defined meta:name="Publisher" meta:value-type="string">Pieter</meta:user-defined>
    <meta:user-defined meta:name="Purpose" meta:value-type="string">Purpose</meta:user-defined>
    <meta:user-defined meta:name="Received from" meta:value-type="string">Sender</meta:user-defined>
    <meta:user-defined meta:name="Recorded by" meta:value-type="string">Recorder</meta:user-defined>
    <meta:user-defined meta:name="Recorded date" meta:value-type="date">2021-08-27T08:00:00</meta:user-defined>
    <meta:user-defined meta:name="Reference" meta:value-type="string">Reference</meta:user-defined>
    <meta:user-defined meta:name="Source" meta:value-type="string">Source</meta:user-defined>
    <meta:user-defined meta:name="Status" meta:value-type="string">Draft</meta:user-defined>
    <meta:user-defined meta:name="Telephone number" meta:value-type="string">+31 6 12345678</meta:user-defined>
    <meta:user-defined meta:name="Typist" meta:value-type="string">Typist</meta:user-defined>
    <meta:user-defined meta:name="URL" meta:value-type="string">http://www.example.com</meta:user-defined>
  </office:meta>
</office:document-meta>
</file>